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T Astra Serif" svg:font-family="'PT Astra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758cm" fo:min-width="4.881cm" fo:padding-top="0.151cm" fo:padding-bottom="0.151cm" fo:padding-left="0.276cm" fo:padding-right="0.276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2.449cm" fo:min-width="2.701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48cm" fo:min-width="4.572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698cm" fo:min-width="3.524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2.449cm" fo:min-width="2.414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199cm" fo:min-width="6.714cm" fo:padding-top="0.151cm" fo:padding-bottom="0.151cm" fo:padding-left="0.276cm" fo:padding-right="0.276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199cm" fo:min-width="6.714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="Стили_20_стрелок_20_1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9" style:family="graphic" style:parent-style-name="objectwithoutfill">
      <style:graphic-properties svg:stroke-width="0.053cm" svg:stroke-color="#000000" draw:marker-start-width="0.279cm" draw:marker-end="Стили_20_стрелок_20_2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10" style:family="graphic" style:parent-style-name="objectwithoutfill">
      <style:graphic-properties svg:stroke-width="0.053cm" svg:stroke-color="#000000" draw:marker-start-width="0.279cm" draw:marker-end="Стили_20_стрелок_20_3" draw:marker-end-width="0.379cm" draw:fill="solid" draw:fill-color="#ffffff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 loext:decorative="false"/>
    </style:style>
    <style:style style:name="gr12" style:family="graphic" style:parent-style-name="objectwithoutfill">
      <style:graphic-properties svg:stroke-width="0.053cm" svg:stroke-color="#000000" draw:marker-start-width="0.279cm" draw:marker-end="Стили_20_стрелок_20_4" draw:marker-end-width="0.379cm" draw:fill="none" draw:textarea-vertical-align="middle" fo:padding-top="0.151cm" fo:padding-bottom="0.151cm" fo:padding-left="0.276cm" fo:padding-right="0.276cm" loext:decorative="false"/>
    </style:style>
    <style:style style:name="gr13" style:family="graphic" style:parent-style-name="objectwithoutfill">
      <style:graphic-properties svg:stroke-width="0.053cm" svg:stroke-color="#000000" draw:marker-start-width="0.279cm" draw:marker-end="Стили_20_стрелок_20_6" draw:marker-end-width="0.379cm" draw:fill="none" draw:textarea-vertical-align="middle" fo:padding-top="0.151cm" fo:padding-bottom="0.151cm" fo:padding-left="0.276cm" fo:padding-right="0.276cm" loext:decorative="false"/>
    </style:style>
    <style:style style:name="gr14" style:family="graphic" style:parent-style-name="objectwithoutfill">
      <style:graphic-properties svg:stroke-width="0.053cm" svg:stroke-color="#000000" draw:marker-start-width="0.279cm" draw:marker-end="Стили_20_стрелок_20_7" draw:marker-end-width="0.379cm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objectwithoutfill">
      <style:graphic-properties svg:stroke-width="0.053cm" svg:stroke-color="#000000" draw:marker-start-width="0.279cm" draw:marker-end="Стили_20_стрелок_20_8" draw:marker-end-width="0.379cm" draw:fill="none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  <style:text-properties style:font-name="PT Astra Serif" fo:font-size="20pt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PT Astra Serif" fo:font-size="20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font-name="PT Astra Serif" fo:font-size="20pt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PT Astra Serif" fo:font-size="20pt"/>
    </style:style>
    <style:style style:name="P5" style:family="paragraph">
      <loext:graphic-properties draw:fill="solid" draw:fill-color="#ffffff"/>
      <style:paragraph-properties fo:text-align="center"/>
      <style:text-properties style:font-name="PT Astra Serif"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PT Astra Serif"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7" draw:id="id7" draw:layer="layout" svg:width="6.023cm" svg:height="1.5cm" svg:x="8.239cm" svg:y="1.2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" draw:id="id1" draw:layer="layout" svg:width="5.345cm" svg:height="2.75cm" svg:x="8.578cm" svg:y="3.75cm">
          <text:p text:style-name="P1"><text:span text:style-name="T1">a,b,eps,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6" draw:id="id6" draw:layer="layout" svg:width="5.124cm" svg:height="1.25cm" svg:x="8.689cm" svg:y="12.55cm">
          <text:p text:style-name="P1"><text:span text:style-name="T1">n = n * 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8.15cm" svg:height="4cm" svg:x="7.175cm" svg:y="14.55cm">
          <text:p text:style-name="P1"><text:span text:style-name="T1">|I1 — I2|&gt; 15 * ep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4" draw:id="id4" draw:layer="layout" svg:width="4.876cm" svg:height="2.75cm" svg:x="8.812cm" svg:y="19.5cm">
          <text:p text:style-name="P1"><text:span text:style-name="T1">n, I2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2" xml:id="id2" draw:id="id2" draw:layer="layout" svg:width="9.5cm" svg:height="1.5cm" svg:x="6.5cm" svg:y="7.7cm">
          <text:p text:style-name="P1"><text:span text:style-name="T1">I1=Compute(a,b,n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4" xml:id="id8" draw:id="id8" draw:layer="layout" svg:width="9.5cm" svg:height="1.5cm" svg:x="6.5cm" svg:y="10.05cm">
          <text:p text:style-name="P3"><text:span text:style-name="T1">I2=Compute(a,b,2*n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8" draw:text-style-name="P5" xml:id="id5" draw:id="id5" draw:layer="layout" svg:x1="11.251cm" svg:y1="6.5cm" svg:x2="11.25cm" svg:y2="7.7cm" draw:start-shape="id1" draw:start-glue-point="8" draw:end-shape="id2" draw:end-glue-point="0" svg:d="M11251 6500v601h-1v599" svg:viewBox="0 0 2 1201">
          <text:p/>
        </draw:connector>
        <draw:connector draw:style-name="gr9" draw:text-style-name="P5" draw:layer="layout" svg:x1="11.25cm" svg:y1="18.55cm" svg:x2="11.25cm" svg:y2="19.5cm" draw:start-shape="id3" draw:start-glue-point="6" draw:end-shape="id4" draw:end-glue-point="5" svg:d="M11250 18550v950" svg:viewBox="0 0 1 951">
          <text:p/>
        </draw:connector>
        <draw:connector draw:style-name="gr10" draw:text-style-name="P5" draw:layer="layout" draw:line-skew="-2.398cm" svg:x1="7.175cm" svg:y1="16.55cm" svg:x2="11.25cm" svg:y2="7.101cm" draw:start-shape="id3" draw:start-glue-point="5" draw:end-shape="id5" draw:end-glue-point="0" svg:d="M7175 16550h-2925v-9449h7000" svg:viewBox="0 0 7001 9450">
          <text:p/>
        </draw:connector>
        <draw:connector draw:style-name="gr11" draw:text-style-name="P5" draw:layer="layout" svg:x1="11.251cm" svg:y1="13.8cm" svg:x2="11.25cm" svg:y2="14.55cm" draw:start-shape="id6" draw:start-glue-point="6" draw:end-shape="id3" draw:end-glue-point="4" svg:d="M11251 13800v376h-1v374" svg:viewBox="0 0 2 751">
          <text:p/>
        </draw:connector>
        <draw:custom-shape draw:style-name="gr1" draw:text-style-name="P2" xml:id="id9" draw:id="id9" draw:layer="layout" svg:width="6.023cm" svg:height="1.5cm" svg:x="8.239cm" svg:y="23.25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" draw:text-style-name="P6" draw:layer="layout" draw:type="line" svg:x1="11.251cm" svg:y1="2.75cm" svg:x2="11.251cm" svg:y2="3.75cm" draw:start-shape="id7" draw:start-glue-point="6" draw:end-shape="id1" draw:end-glue-point="5" svg:d="M11251 2750v1000" svg:viewBox="0 0 1 1001">
          <text:p/>
        </draw:connector>
        <draw:connector draw:style-name="gr13" draw:text-style-name="P6" draw:layer="layout" draw:type="line" svg:x1="11.25cm" svg:y1="11.55cm" svg:x2="11.251cm" svg:y2="12.55cm" draw:start-shape="id8" draw:start-glue-point="2" draw:end-shape="id6" draw:end-glue-point="4" svg:d="M11250 11550l1 1000" svg:viewBox="0 0 2 1001">
          <text:p/>
        </draw:connector>
        <draw:connector draw:style-name="gr14" draw:text-style-name="P6" draw:layer="layout" draw:type="line" svg:x1="11.25cm" svg:y1="9.2cm" svg:x2="11.25cm" svg:y2="10.05cm" draw:start-shape="id2" draw:start-glue-point="2" draw:end-shape="id8" draw:end-glue-point="0" svg:d="M11250 9200v850" svg:viewBox="0 0 1 851">
          <text:p/>
        </draw:connector>
        <draw:connector draw:style-name="gr15" draw:text-style-name="P6" draw:layer="layout" draw:type="line" svg:x1="11.25cm" svg:y1="22.25cm" svg:x2="11.251cm" svg:y2="23.25cm" draw:start-shape="id4" draw:start-glue-point="8" draw:end-shape="id9" draw:end-glue-point="4" svg:d="M11250 22250l1 1000" svg:viewBox="0 0 2 1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T Astra Serif" svg:font-family="'PT Astra Serif'" style:font-family-generic="roman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23:11:53.982390718</meta:creation-date>
    <dc:date>2023-12-16T21:51:40.226948347</dc:date>
    <meta:editing-duration>PT1H8M6S</meta:editing-duration>
    <meta:editing-cycles>56</meta:editing-cycles>
    <meta:generator>LibreOffice/7.6.2.1$Linux_X86_64 LibreOffice_project/56f7684011345957bbf33a7ee678afaf4d2ba333</meta:generator>
    <meta:document-statistic meta:object-count="16"/>
  </office:meta>
</office:document-meta>
</file>